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1.685cm"/>
    </style:style>
    <style:style style:name="co4" style:family="table-column">
      <style:table-column-properties fo:break-before="auto" style:column-width="1.875cm"/>
    </style:style>
    <style:style style:name="co5" style:family="table-column">
      <style:table-column-properties fo:break-before="auto" style:column-width="11.901cm"/>
    </style:style>
    <style:style style:name="co6" style:family="table-column">
      <style:table-column-properties fo:break-before="auto" style:column-width="13.97cm"/>
    </style:style>
    <style:style style:name="co7" style:family="table-column">
      <style:table-column-properties fo:break-before="auto" style:column-width="2.254cm"/>
    </style:style>
    <style:style style:name="co8" style:family="table-column">
      <style:table-column-properties fo:break-before="auto" style:column-width="0.326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8.523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10.866cm"/>
    </style:style>
    <style:style style:name="co14" style:family="table-column">
      <style:table-column-properties fo:break-before="auto" style:column-width="0.78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7.161cm"/>
    </style:style>
    <style:style style:name="co17" style:family="table-column">
      <style:table-column-properties fo:break-before="auto" style:column-width="0.517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186cm"/>
    </style:style>
    <style:style style:name="co21" style:family="table-column">
      <style:table-column-properties fo:break-before="auto" style:column-width="3.295cm"/>
    </style:style>
    <style:style style:name="co22" style:family="table-column">
      <style:table-column-properties fo:break-before="auto" style:column-width="2.314cm"/>
    </style:style>
    <style:style style:name="co23" style:family="table-column">
      <style:table-column-properties fo:break-before="auto" style:column-width="0.707cm"/>
    </style:style>
    <style:style style:name="co24" style:family="table-column">
      <style:table-column-properties fo:break-before="auto" style:column-width="2.776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0.843cm"/>
    </style:style>
    <style:style style:name="co27" style:family="table-column">
      <style:table-column-properties fo:break-before="auto" style:column-width="3.785cm"/>
    </style:style>
    <style:style style:name="co28" style:family="table-column">
      <style:table-column-properties fo:break-before="auto" style:column-width="3.076cm"/>
    </style:style>
    <style:style style:name="co29" style:family="table-column">
      <style:table-column-properties fo:break-before="auto" style:column-width="9.994cm"/>
    </style:style>
    <style:style style:name="co30" style:family="table-column">
      <style:table-column-properties fo:break-before="auto" style:column-width="0.626cm"/>
    </style:style>
    <style:style style:name="co31" style:family="table-column">
      <style:table-column-properties fo:break-before="auto" style:column-width="8.197cm"/>
    </style:style>
    <style:style style:name="co32" style:family="table-column">
      <style:table-column-properties fo:break-before="auto" style:column-width="0.598cm"/>
    </style:style>
    <style:style style:name="co33" style:family="table-column">
      <style:table-column-properties fo:break-before="auto" style:column-width="3.731cm"/>
    </style:style>
    <style:style style:name="co34" style:family="table-column">
      <style:table-column-properties fo:break-before="auto" style:column-width="3.131cm"/>
    </style:style>
    <style:style style:name="co35" style:family="table-column">
      <style:table-column-properties fo:break-before="auto" style:column-width="10.021cm"/>
    </style:style>
    <style:style style:name="co36" style:family="table-column">
      <style:table-column-properties fo:break-before="auto" style:column-width="1.062cm"/>
    </style:style>
    <style:style style:name="co37" style:family="table-column">
      <style:table-column-properties fo:break-before="auto" style:column-width="8.742cm"/>
    </style:style>
    <style:style style:name="co38" style:family="table-column">
      <style:table-column-properties fo:break-before="auto" style:column-width="0.762cm"/>
    </style:style>
    <style:style style:name="co39" style:family="table-column">
      <style:table-column-properties fo:break-before="auto" style:column-width="10.321cm"/>
    </style:style>
    <style:style style:name="co40" style:family="table-column">
      <style:table-column-properties fo:break-before="auto" style:column-width="8.306cm"/>
    </style:style>
    <style:style style:name="co41" style:family="table-column">
      <style:table-column-properties fo:break-before="auto" style:column-width="7.243cm"/>
    </style:style>
    <style:style style:name="co42" style:family="table-column">
      <style:table-column-properties fo:break-before="auto" style:column-width="1.00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5"/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40">
      <style:table-cell-properties fo:padding="0.071cm"/>
    </style:style>
    <style:style style:name="ce18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4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4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ce7"/>
        <table:table-column table:style-name="co2" table:default-cell-style-name="ce17"/>
        <table:table-column table:style-name="co3" table:default-cell-style-name="ce17"/>
        <table:table-column table:style-name="co4" table:default-cell-style-name="ce7"/>
        <table:table-column table:style-name="co5" table:default-cell-style-name="ce7"/>
        <table:table-column table:style-name="co6" table:default-cell-style-name="ce36"/>
        <table:table-column table:style-name="co7" table:number-columns-repeated="56" table:default-cell-style-name="ce7"/>
        <table:table-column table:style-name="co7" table:number-columns-repeated="960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meetings2@grafia.cz</text:p>
          </table:table-cell>
          <table:table-cell table:style-name="ce15" office:value-type="string" calcext:value-type="string">
            <text:p>od</text:p>
          </table:table-cell>
          <table:table-cell table:style-name="ce15" office:value-type="string" calcext:value-type="string">
            <text:p>do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popis</text:p>
          </table:table-cell>
          <table:table-cell table:style-name="ce34" office:value-type="string" calcext:value-type="string">
            <text:p>lin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table-cell table:style-name="ce5" office:value-type="string" calcext:value-type="string">
            <text:p>Meeting 1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Konzultujte pracovní příležitosti.</text:p>
            <text:p>Těší se na Vás Elizabeth Franková</text:p>
          </table:table-cell>
          <table:table-cell table:style-name="ce35" office:value-type="string" calcext:value-type="string">
            <text:p/>
            <text:p>  <text:a xlink:href="https://zoom.us/j/96068767501?pwd=YktaZ24venRtaThnelNDTHZvUkUzUT09" xlink:type="simple">https://zoom.us/j/96068767501?pwd=YktaZ24venRtaThnelNDTHZvUkUzUT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table-cell table:style-name="ce5" office:value-type="string" calcext:value-type="string">
            <text:p>Meeting 2.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Konzultujte pracovní příležitosti.</text:p>
            <text:p>Těší se na Vás Vanda Štěrbová a Kateřina Janků</text:p>
          </table:table-cell>
          <table:table-cell table:style-name="ce35" office:value-type="string" calcext:value-type="string">
            <text:p> </text:p>
            <text:p> <text:a xlink:href="https://zoom.us/j/98801845717?pwd=SDBTSHVUeXBCNStselNWNW9pM3JJUT09" xlink:type="simple">https://zoom.us/j/98801845717?pwd=SDBTSHVUeXBCNStselNWNW9pM3JJUT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5" office:value-type="string" calcext:value-type="string">
            <text:p>Meeting 3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Konzultujte pracovní příležitosti.</text:p>
            <text:p>Těší se na Vás Vanda Štěrbová</text:p>
          </table:table-cell>
          <table:table-cell table:style-name="ce35" office:value-type="string" calcext:value-type="string">
            <text:p> <text:a xlink:href="https://zoom.us/j/99546974113?pwd=M2RZdlpEaWdkTUtLQ1lNdlpqV0puUT09" xlink:type="simple">https://zoom.us/j/99546974113?pwd=M2RZdlpEaWdkTUtLQ1lNdlpqV0puUT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5" office:value-type="string" calcext:value-type="string">
            <text:p>Meeting 4.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Individuální kariérové poradenství.</text:p>
            <text:p>Těší se na Vás Vanda Štěrbová</text:p>
          </table:table-cell>
          <table:table-cell table:style-name="ce35" office:value-type="string" calcext:value-type="string">
            <text:p/>
            <text:p> <text:a xlink:href="https://zoom.us/j/99407064825?pwd=WEU4dGZHNUdDSDRtWDlHeEZ0N2NDQT09" xlink:type="simple">https://zoom.us/j/99407064825?pwd=WEU4dGZHNUdDSDRtWDlHeEZ0N2NDQT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5" office:value-type="string" calcext:value-type="string">
            <text:p>Meeting 5.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Konzultujte pracovní příležitosti.</text:p>
            <text:p>Těší se na Vás Kateřina Janků</text:p>
          </table:table-cell>
          <table:table-cell table:style-name="ce35" office:value-type="string" calcext:value-type="string">
            <text:p/>
            <text:p> <text:a xlink:href="https://zoom.us/j/92921752521?pwd=UFd5S0VvMW40Vk4rZWt2SzlXbzcvZz09" xlink:type="simple">https://zoom.us/j/92921752521?pwd=UFd5S0VvMW40Vk4rZWt2SzlXbzcvZz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5" office:value-type="string" calcext:value-type="string">
            <text:p>Meeting 6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Konzultujte pracovní příležitosti.</text:p>
            <text:p>Těší se na Vás Elizabeth Franková</text:p>
          </table:table-cell>
          <table:table-cell table:style-name="ce8" office:value-type="string" calcext:value-type="string">
            <text:p> <text:a xlink:href="https://zoom.us/j/94000782413?pwd=VEd1MUxWdmcyWHFlWXJoSUhvOTBpZz09" xlink:type="simple">https://zoom.us/j/94000782413?pwd=VEd1MUxWdmcyWHFlWXJoSUhvOTBpZz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5" office:value-type="string" calcext:value-type="string">
            <text:p>Meeting 7.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Individuální kariérové poradenství.</text:p>
            <text:p>Těší se na Vás Vanda Štěrbová</text:p>
          </table:table-cell>
          <table:table-cell table:style-name="ce8" office:value-type="string" calcext:value-type="string">
            <text:p> <text:a xlink:href="https://zoom.us/j/96009804919?pwd=Tm1jT2I3cm9lMllBMHJUOGUxN0pFdz09" xlink:type="simple">https://zoom.us/j/96009804919?pwd=Tm1jT2I3cm9lMllBMHJUOGUxN0pFdz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5" office:value-type="string" calcext:value-type="string">
            <text:p>Meeting 8.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Konzultujte pracovní příležitosti.</text:p>
            <text:p>Těší se na Vás Kateřina Janků</text:p>
          </table:table-cell>
          <table:table-cell table:style-name="ce8" office:value-type="string" calcext:value-type="string">
            <text:p> <text:a xlink:href="https://zoom.us/j/94525283912?pwd=cVFWZzNBOEhRNG1ieUxhb3NNYzRHQT09" xlink:type="simple">https://zoom.us/j/94525283912?pwd=cVFWZzNBOEhRNG1ieUxhb3NNYzRHQT09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aikon</text:p>
          </table:table-cell>
          <table:table-cell office:value-type="date" office:date-value="2021-03-30" calcext:value-type="date">
            <text:p>30.3.2021</text:p>
          </table:table-cell>
          <table:table-cell table:style-name="ce5" office:value-type="string" calcext:value-type="string">
            <text:p>Meeting 1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Prezentace společnosti.</text:p>
            <text:p>Daikin Industries Czech Republic</text:p>
          </table:table-cell>
          <table:table-cell table:style-name="ce35" office:value-type="string" calcext:value-type="string">
            <text:p> <text:a xlink:href="https://zoom.us/j/93962619978?pwd=elo5VEEzYit3RWFDWk5SaG5qTWE3QT09" xlink:type="simple">https://zoom.us/j/93962619978?pwd=elo5VEEzYit3RWFDWk5SaG5qTWE3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office:value-type="date" office:date-value="2021-03-30" calcext:value-type="date">
            <text:p>30.3.2021</text:p>
          </table:table-cell>
          <table:table-cell table:style-name="ce8" office:value-type="string" calcext:value-type="string" table:number-columns-spanned="1" table:number-rows-spanned="3">
            <text:p>Meeting 2.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Prezentace společnosti.</text:p>
          </table:table-cell>
          <table:table-cell table:style-name="ce32" office:value-type="string" calcext:value-type="string" table:number-columns-spanned="1" table:number-rows-spanned="3">
            <text:p> <text:a xlink:href="https://zoom.us/j/93962619978?pwd=elo5VEEzYit3RWFDWk5SaG5qTWE3QT09" xlink:type="simple">https://zoom.us/j/93962619978?pwd=elo5VEEzYit3RWFDWk5SaG5qTWE3QT09</text:a><text:span text:style-name="T1"> 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Kariérní příležitost ve vývojovém oddělení</text:p>
          </table:table-cell>
          <table:covered-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Prezentace společnosti.</text:p>
          </table:table-cell>
          <table:covered-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daikon</text:p>
          </table:table-cell>
          <table:table-cell office:value-type="date" office:date-value="2021-03-31" calcext:value-type="date">
            <text:p>31.3.2021</text:p>
          </table:table-cell>
          <table:table-cell table:style-name="ce5" office:value-type="string" calcext:value-type="string">
            <text:p>Meeting 3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Prezentace společnosti.</text:p>
            <text:p>Daikin Industries Czech Republic</text:p>
          </table:table-cell>
          <table:table-cell table:style-name="ce35" office:value-type="string" calcext:value-type="string">
            <text:p> <text:a xlink:href="https://zoom.us/j/94558041514?pwd=NXRmVjJ4Qkx4aUhaWmNndkhUYkZhQT09" xlink:type="simple">https://zoom.us/j/94558041514?pwd=NXRmVjJ4Qkx4aUhaWmNndkhUYkZh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office:value-type="date" office:date-value="2021-03-31" calcext:value-type="date">
            <text:p>31.3.2021</text:p>
          </table:table-cell>
          <table:table-cell table:style-name="ce8" office:value-type="string" calcext:value-type="string" table:number-columns-spanned="1" table:number-rows-spanned="3">
            <text:p>Meeting 4.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Prezentace společnosti.</text:p>
          </table:table-cell>
          <table:table-cell table:style-name="ce8" office:value-type="string" calcext:value-type="string" table:number-columns-spanned="1" table:number-rows-spanned="3">
            <text:p/>
            <text:p> <text:a xlink:href="https://zoom.us/j/94691697163?pwd=MkNBbVRKVFFCTTdySUoyaGVoYTZ6QT09" xlink:type="simple">https://zoom.us/j/94691697163?pwd=MkNBbVRKVFFCTTdySUoyaGVoYTZ6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Kariérní příležitost ve výrobním inženýringu</text:p>
          </table:table-cell>
          <table:covered-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Prezentace společnosti.</text:p>
          </table:table-cell>
          <table:covered-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office:value-type="date" office:date-value="2021-04-01" calcext:value-type="date">
            <text:p>1.4.2021</text:p>
          </table:table-cell>
          <table:table-cell table:style-name="ce8" office:value-type="string" calcext:value-type="string" table:number-columns-spanned="1" table:number-rows-spanned="2">
            <text:p>Meeting 5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Otevřené pracovní pozice s vyšší kvalifikací.</text:p>
          </table:table-cell>
          <table:table-cell table:style-name="ce38" office:value-type="string" calcext:value-type="string" table:number-columns-spanned="1" table:number-rows-spanned="2">
            <text:p/>
            <text:p> <text:a xlink:href="https://zoom.us/j/96702867622?pwd=YTMxeGRlbjhjKzRRV0o5L3pLOXdPdz09" xlink:type="simple">https://zoom.us/j/96702867622?pwd=YTMxeGRlbjhjKzRRV0o5L3pLOXdP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ikon</text:p>
          </table:table-cell>
          <table:table-cell office:value-type="date" office:date-value="2021-04-01" calcext:value-type="date">
            <text:p>1.4.2021</text:p>
          </table:table-cell>
          <table:covered-table-cell table:style-name="ce8"/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Prezentace společnosti.</text:p>
          </table:table-cell>
          <table:covered-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daikon</text:p>
          </table:table-cell>
          <table:table-cell office:value-type="date" office:date-value="2021-04-01" calcext:value-type="date">
            <text:p>1.4.2021</text:p>
          </table:table-cell>
          <table:table-cell table:style-name="ce5" office:value-type="string" calcext:value-type="string">
            <text:p>Meeting 6.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Prezentace společnosti.</text:p>
            <text:p>Daikin Industries Czech Republic.</text:p>
          </table:table-cell>
          <table:table-cell table:style-name="ce8" office:value-type="string" calcext:value-type="string">
            <text:p/>
            <text:p> <text:a xlink:href="https://zoom.us/j/96190474866?pwd=a09Ya3N6MlhoeHc1T2NjakVhT3FZUT09" xlink:type="simple">https://zoom.us/j/96190474866?pwd=a09Ya3N6MlhoeHc1T2NjakVhT3FZUT09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 table:style-name="ce18" table:number-columns-repeated="2"/>
          <table:table-cell table:style-name="ce25"/>
          <table:table-cell table:style-name="ce10"/>
          <table:table-cell table:style-name="ce39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table-cell table:style-name="ce5" office:value-type="string" calcext:value-type="string">
            <text:p>Meeting 1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22" office:value-type="string" calcext:value-type="string">
            <text:p>Prezentace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table:style-name="ce8" office:value-type="string" calcext:value-type="string">
            <text:p> <text:a xlink:href="https://zoom.us/j/94243501239?pwd=ak1SRTdqZDRtczlBTWsyRGtuK0Fjdz09" xlink:type="simple">https://zoom.us/j/94243501239?pwd=ak1SRTdqZDRtczlBTWsyRGtuK0Fjdz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table-cell table:style-name="ce5" office:value-type="string" calcext:value-type="string">
            <text:p>Meeting 2.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24" office:value-type="string" calcext:value-type="string">
            <text:p>Pohovor</text:p>
          </table:table-cell>
          <table:table-cell table:style-name="ce5" office:value-type="string" calcext:value-type="string">
            <text:p>Individuální – zeptejte se na cokoliv našeho HR.</text:p>
          </table:table-cell>
          <table:table-cell table:style-name="ce8" office:value-type="string" calcext:value-type="string">
            <text:p/>
            <text:p> <text:a xlink:href="https://zoom.us/j/99786446722?pwd=YjVEbWdHcytYTFM0Z3JPVU5yNEl1UT09" xlink:type="simple">https://zoom.us/j/99786446722?pwd=YjVEbWdHcytYTFM0Z3JPVU5yNEl1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table-cell table:style-name="ce5" office:value-type="string" calcext:value-type="string">
            <text:p>Meeting 3.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table:style-name="ce35" office:value-type="string" calcext:value-type="string">
            <text:p> <text:a xlink:href="https://zoom.us/j/97728686928?pwd=UVFuVWtjZUlNWE1VNEFpNUZTM2lPUT09" xlink:type="simple">https://zoom.us/j/97728686928?pwd=UVFuVWtjZUlNWE1VNEFpNUZTM2lP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table-cell table:style-name="ce8" office:value-type="string" calcext:value-type="string" table:number-columns-spanned="1" table:number-rows-spanned="2">
            <text:p>Meeting 4.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table:style-name="ce35" office:value-type="string" calcext:value-type="string" table:number-columns-spanned="1" table:number-rows-spanned="2">
            <text:p> <text:a xlink:href="https://zoom.us/j/99340363225?pwd=N0FXZVpuUU93Szdod2UxK2lkaHdPdz09" xlink:type="simple">https://zoom.us/j/99340363225?pwd=N0FXZVpuUU93Szdod2UxK2lkaHdP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Zeptejte se na cokoliv našeho HR</text:p>
          </table:table-cell>
          <table:covered-table-cell table:style-name="ce40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table-cell table:style-name="ce5" office:value-type="string" calcext:value-type="string">
            <text:p>Meeting 5.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Strojní konstrukce – tradiční odvětví v digitální době</text:p>
          </table:table-cell>
          <table:table-cell table:style-name="ce8" office:value-type="string" calcext:value-type="string">
            <text:p> <text:a xlink:href="https://zoom.us/j/99630370335?pwd=ZU1ZdzZPR0N5WDN3WXhxS1FYb1k4UT09" xlink:type="simple">https://zoom.us/j/99630370335?pwd=ZU1ZdzZPR0N5WDN3WXhxS1FYb1k4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table-cell table:style-name="ce8" office:value-type="string" calcext:value-type="string" table:number-columns-spanned="1" table:number-rows-spanned="2">
            <text:p>Meeting 6.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table:style-name="ce35" office:value-type="string" calcext:value-type="string" table:number-columns-spanned="1" table:number-rows-spanned="2">
            <text:p/>
            <text:p> <text:a xlink:href="https://zoom.us/j/91598816005?pwd=QlhId0xoYytyVjVyM1F0VzlwamJLdz09" xlink:type="simple">https://zoom.us/j/91598816005?pwd=QlhId0xoYytyVjVyM1F0VzlwamJL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Zeptejte se na cokoliv našeho HR</text:p>
          </table:table-cell>
          <table:covered-table-cell table:style-name="ce35"/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table-cell table:style-name="ce5" office:value-type="string" calcext:value-type="string">
            <text:p>Meeting 7.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Administrativní engineering v nápojovém průmyslu</text:p>
          </table:table-cell>
          <table:table-cell table:style-name="ce8" office:value-type="string" calcext:value-type="string">
            <text:p/>
            <text:p> <text:a xlink:href="https://zoom.us/j/93701014840?pwd=bDBJbEtLWHRPVDhsZWNiNUJVOS85Zz09" xlink:type="simple">https://zoom.us/j/93701014840?pwd=bDBJbEtLWHRPVDhsZWNiNUJVOS85Z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table-cell table:style-name="ce8" office:value-type="string" calcext:value-type="string" table:number-columns-spanned="1" table:number-rows-spanned="2">
            <text:p>Meeting 8.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table:style-name="ce35" office:value-type="string" calcext:value-type="string" table:number-columns-spanned="1" table:number-rows-spanned="2">
            <text:p/>
            <text:p> <text:a xlink:href="https://zoom.us/j/94861112451?pwd=Q3RmSS94Yk1FM0gwak5ZZDNkV1VMdz09" xlink:type="simple">https://zoom.us/j/94861112451?pwd=Q3RmSS94Yk1FM0gwak5ZZDNkV1VM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Zeptejte se na cokoliv našeho HR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5" office:value-type="string" calcext:value-type="string">
            <text:p>Meeting 9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22" office:value-type="string" calcext:value-type="string">
            <text:p>Prezentace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table:style-name="ce8" office:value-type="string" calcext:value-type="string">
            <text:p> <text:a xlink:href="https://zoom.us/j/98024358835?pwd=M1NJbXdGd0k0bUpHaXVVRll2UksyQT09" xlink:type="simple">https://zoom.us/j/98024358835?pwd=M1NJbXdGd0k0bUpHaXVVRll2UksyQT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5" office:value-type="string" calcext:value-type="string">
            <text:p>Meeting 10.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24" office:value-type="string" calcext:value-type="string">
            <text:p>Pohovor</text:p>
          </table:table-cell>
          <table:table-cell table:style-name="ce5" office:value-type="string" calcext:value-type="string">
            <text:p>Individuální – zeptejte se na cokoliv našeho HR</text:p>
          </table:table-cell>
          <table:table-cell table:style-name="ce8" office:value-type="string" calcext:value-type="string">
            <text:p/>
            <text:p> <text:a xlink:href="https://zoom.us/j/92061356857?pwd=ZjUvVDlNQnMvemZGMi9UU25EUUt0dz09" xlink:type="simple">https://zoom.us/j/92061356857?pwd=ZjUvVDlNQnMvemZGMi9UU25EUUt0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5" office:value-type="string" calcext:value-type="string">
            <text:p>Meeting 11.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Strojní konstrukce – tradiční odvětví v digitální době</text:p>
          </table:table-cell>
          <table:table-cell table:style-name="ce35" office:value-type="string" calcext:value-type="string">
            <text:p><text:a xlink:href="https://zoom.us/j/98358474632?pwd=NlgwOWJqOTNjbjUybHBJUDloVC9PUT09" xlink:type="simple">https://zoom.us/j/98358474632?pwd=NlgwOWJqOTNjbjUybHBJUDloVC9P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8" office:value-type="string" calcext:value-type="string" table:number-columns-spanned="1" table:number-rows-spanned="2">
            <text:p>Meeting 12.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table:style-name="ce35" office:value-type="string" calcext:value-type="string" table:number-columns-spanned="1" table:number-rows-spanned="2">
            <text:p><text:a xlink:href="https://zoom.us/j/96536922209?pwd=OHJzRHlVeHRnUzFOSGFqY2xyWEdpdz09" xlink:type="simple">https://zoom.us/j/96536922209?pwd=OHJzRHlVeHRnUzFOSGFqY2xyWEdp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Zeptejte se na cokoliv našeho HR</text:p>
          </table:table-cell>
          <table:covered-table-cell table:style-name="ce35"/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5" office:value-type="string" calcext:value-type="string">
            <text:p>Meeting 13.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4" office:value-type="string" calcext:value-type="string">
            <text:p>Prezentace</text:p>
          </table:table-cell>
          <table:table-cell table:style-name="ce5" office:value-type="string" calcext:value-type="string">
            <text:p>Administrativní engineering v nápojovém průmyslu</text:p>
          </table:table-cell>
          <table:table-cell table:style-name="ce8" office:value-type="string" calcext:value-type="string">
            <text:p/>
            <text:p> <text:a xlink:href="https://zoom.us/j/99469402866?pwd=S3pnNEM4Q0tCMlpldGNQSi9aMkFoUT09" xlink:type="simple">https://zoom.us/j/99469402866?pwd=S3pnNEM4Q0tCMlpldGNQSi9aMkFo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8" office:value-type="string" calcext:value-type="string" table:number-columns-spanned="1" table:number-rows-spanned="2">
            <text:p>Meeting 14.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table:style-name="ce35" office:value-type="string" calcext:value-type="string" table:number-columns-spanned="1" table:number-rows-spanned="2">
            <text:p> <text:a xlink:href="https://zoom.us/j/96739069034?pwd=SUYxeUhsSCtyRUNlNkVRQnA5SWtrdz09" xlink:type="simple">https://zoom.us/j/96739069034?pwd=SUYxeUhsSCtyRUNlNkVRQnA5SWtr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Zeptejte se na cokoliv našeho HR</text:p>
          </table:table-cell>
          <table:covered-table-cell table:style-name="ce35"/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5" office:value-type="string" calcext:value-type="string">
            <text:p>Meeting 15.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table:style-name="ce35" office:value-type="string" calcext:value-type="string">
            <text:p/>
            <text:p> <text:a xlink:href="https://zoom.us/j/93032194928?pwd=VXNOUnhuUVM1bkc2L05oWnduYklHUT09" xlink:type="simple">https://zoom.us/j/93032194928?pwd=VXNOUnhuUVM1bkc2L05oWnduYklH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table-cell table:style-name="ce8" office:value-type="string" calcext:value-type="string" table:number-columns-spanned="1" table:number-rows-spanned="2">
            <text:p>Meeting 16.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table:style-name="ce35" office:value-type="string" calcext:value-type="string" table:number-columns-spanned="1" table:number-rows-spanned="2">
            <text:p> <text:a xlink:href="https://zoom.us/j/91688765654?pwd=Z1YwTzU4Nmk2Ukx5YnJpUnFQNG56QT09" xlink:type="simple">https://zoom.us/j/91688765654?pwd=Z1YwTzU4Nmk2Ukx5YnJpUnFQNG56Q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Zeptejte se na cokoliv našeho HR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5" office:value-type="string" calcext:value-type="string">
            <text:p>Meeting 17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22" office:value-type="string" calcext:value-type="string">
            <text:p>Prezentace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table:style-name="ce38" office:value-type="string" calcext:value-type="string">
            <text:p> <text:a xlink:href="https://zoom.us/j/99659532600?pwd=d3JiT3lmN09oU3VHRmZUL29OM0hHdz09" xlink:type="simple">https://zoom.us/j/99659532600?pwd=d3JiT3lmN09oU3VHRmZUL29OM0hH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5" office:value-type="string" calcext:value-type="string">
            <text:p>Meeting 18.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24" office:value-type="string" calcext:value-type="string">
            <text:p>Pohovor</text:p>
          </table:table-cell>
          <table:table-cell table:style-name="ce5" office:value-type="string" calcext:value-type="string">
            <text:p>Individuální – zeptejte se na cokoliv našeho HR.</text:p>
          </table:table-cell>
          <table:table-cell table:style-name="ce8" office:value-type="string" calcext:value-type="string">
            <text:p> <text:a xlink:href="https://zoom.us/j/91432145472?pwd=dGVVOTJlS0ZDNGlxTWZ2V3FOcVBEZz09" xlink:type="simple">https://zoom.us/j/91432145472?pwd=dGVVOTJlS0ZDNGlxTWZ2V3FOcVBEZz0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5" office:value-type="string" calcext:value-type="string">
            <text:p>Meeting 19.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Administrativní engineering v nápojovém průmyslu</text:p>
          </table:table-cell>
          <table:table-cell table:style-name="ce8" office:value-type="string" calcext:value-type="string">
            <text:p/>
            <text:p> <text:a xlink:href="https://zoom.us/j/93892547469?pwd=VFJtRm1UVGt3QW9SMUdMODdTK3l1UT09" xlink:type="simple">https://zoom.us/j/93892547469?pwd=VFJtRm1UVGt3QW9SMUdMODdTK3l1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8" office:value-type="string" calcext:value-type="string" table:number-columns-spanned="1" table:number-rows-spanned="2">
            <text:p>Meeting 20.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table:style-name="ce8" office:value-type="string" calcext:value-type="string" table:number-columns-spanned="1" table:number-rows-spanned="2">
            <text:p> <text:a xlink:href="https://zoom.us/j/99301592176?pwd=NWMzYWVTdHUvV2Y0bWR6Q3NqNkcyUT09" xlink:type="simple">https://zoom.us/j/99301592176?pwd=NWMzYWVTdHUvV2Y0bWR6Q3NqNkcy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covered-table-cell table:style-name="ce8"/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Zeptejte se na cokoliv našeho HR</text:p>
          </table:table-cell>
          <table:covered-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5" office:value-type="string" calcext:value-type="string">
            <text:p>Meeting 21.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table:style-name="ce8" office:value-type="string" calcext:value-type="string">
            <text:p> <text:a xlink:href="https://zoom.us/j/96399405297?pwd=N3k5djF4VzRCLzFUV0U3M0R5UzZrUT09" xlink:type="simple">https://zoom.us/j/96399405297?pwd=N3k5djF4VzRCLzFUV0U3M0R5UzZr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8" office:value-type="string" calcext:value-type="string" table:number-columns-spanned="1" table:number-rows-spanned="2">
            <text:p>Meeting 22.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table:style-name="ce8" office:value-type="string" calcext:value-type="string" table:number-columns-spanned="1" table:number-rows-spanned="2">
            <text:p/>
            <text:p> <text:a xlink:href="https://zoom.us/j/92879612649?pwd=WkdMUnZ3YW5hYUZ4UUdFM09QbjJCdz09" xlink:type="simple">https://zoom.us/j/92879612649?pwd=WkdMUnZ3YW5hYUZ4UUdFM09QbjJC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covered-table-cell table:style-name="ce8"/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Zeptejte se na cokoliv našeho HR</text:p>
          </table:table-cell>
          <table:covered-table-cell table:style-name="ce8"/>
          <table:table-cell table:number-columns-repeated="1016"/>
        </table:table-row>
        <table:table-row table:style-name="ro2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5" office:value-type="string" calcext:value-type="string">
            <text:p>Meeting 23.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4" office:value-type="string" calcext:value-type="string">
            <text:p>Prezentace</text:p>
          </table:table-cell>
          <table:table-cell table:style-name="ce33" office:value-type="string" calcext:value-type="string">
            <text:p>Strojní konstrukce – tradiční odvětví v digitální době</text:p>
          </table:table-cell>
          <table:table-cell table:style-name="ce8" office:value-type="string" calcext:value-type="string">
            <text:p/>
            <text:p> <text:a xlink:href="https://zoom.us/j/96786347397?pwd=Y011WHdHS2JOTXdWTWhSNC9pdkhRZz09" xlink:type="simple">https://zoom.us/j/96786347397?pwd=Y011WHdHS2JOTXdWTWhSNC9pdkhRZ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table-cell table:style-name="ce8" office:value-type="string" calcext:value-type="string" table:number-columns-spanned="1" table:number-rows-spanned="2">
            <text:p>Meeting 24.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table:style-name="ce8" office:value-type="string" calcext:value-type="string" table:number-columns-spanned="1" table:number-rows-spanned="2">
            <text:p/>
            <text:p> <text:a xlink:href="https://zoom.us/j/99430160201?pwd=Q2VkWTRKU2VyU05LSFgyQTBLLy9Ldz09" xlink:type="simple">https://zoom.us/j/99430160201?pwd=Q2VkWTRKU2VyU05LSFgyQTBLLy9L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plan</text:p>
          </table:table-cell>
          <table:table-cell office:value-type="date" office:date-value="2021-04-01" calcext:value-type="date">
            <text:p>1.4.2021</text:p>
          </table:table-cell>
          <table:covered-table-cell table:style-name="ce8"/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4" office:value-type="string" calcext:value-type="string">
            <text:p>Pohovor</text:p>
          </table:table-cell>
          <table:table-cell table:style-name="ce33" office:value-type="string" calcext:value-type="string">
            <text:p>Zeptejte se na cokoliv našeho HR</text:p>
          </table:table-cell>
          <table:covered-table-cell table:style-name="ce8"/>
          <table:table-cell table:number-columns-repeated="1016"/>
        </table:table-row>
        <table:table-row table:style-name="ro1">
          <table:table-cell table:number-columns-repeated="2"/>
          <table:table-cell table:style-name="ce12"/>
          <table:table-cell table:style-name="ce18" table:number-columns-repeated="2"/>
          <table:table-cell table:style-name="ce25"/>
          <table:table-cell table:style-name="ce10"/>
          <table:table-cell table:style-name="ce39"/>
          <table:table-cell table:number-columns-repeated="1016"/>
        </table:table-row>
        <table:table-row table:style-name="ro3">
          <table:table-cell office:value-type="string" calcext:value-type="string">
            <text:p>mde</text:p>
          </table:table-cell>
          <table:table-cell office:value-type="date" office:date-value="2021-03-30" calcext:value-type="date">
            <text:p>30.3.2021</text:p>
          </table:table-cell>
          <table:table-cell table:style-name="ce5" office:value-type="string" calcext:value-type="string">
            <text:p>Meeting 1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table:style-name="ce35" office:value-type="string" calcext:value-type="string">
            <text:p/>
            <text:p> <text:a xlink:href="https://zoom.us/j/92767182030?pwd=ckJSN0RmMjRkV2phQm5IQWpVR0tnQT09" xlink:type="simple">https://zoom.us/j/92767182030?pwd=ckJSN0RmMjRkV2phQm5IQWpVR0tnQT09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de</text:p>
          </table:table-cell>
          <table:table-cell office:value-type="date" office:date-value="2021-03-31" calcext:value-type="date">
            <text:p>31.3.2021</text:p>
          </table:table-cell>
          <table:table-cell table:style-name="ce5" office:value-type="string" calcext:value-type="string">
            <text:p>Meeting 2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table:style-name="ce35" office:value-type="string" calcext:value-type="string">
            <text:p/>
            <text:p> <text:a xlink:href="https://zoom.us/j/91481458749?pwd=SHgwVElZeituZlhaSERMWjFVb2dmQT09" xlink:type="simple">https://zoom.us/j/91481458749?pwd=SHgwVElZeituZlhaSERMWjFVb2dmQT09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de</text:p>
          </table:table-cell>
          <table:table-cell office:value-type="date" office:date-value="2021-04-01" calcext:value-type="date">
            <text:p>1.4.2021</text:p>
          </table:table-cell>
          <table:table-cell table:style-name="ce5" office:value-type="string" calcext:value-type="string">
            <text:p>Meeting 3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table:style-name="ce38" office:value-type="string" calcext:value-type="string">
            <text:p> <text:a xlink:href="https://zoom.us/j/93196667433?pwd=WmJVRTBPNWdhdzIrZmFWTk43Y1l1dz09" xlink:type="simple">https://zoom.us/j/93196667433?pwd=WmJVRTBPNWdhdzIrZmFWTk43Y1l1dz09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style-name="ce19" table:number-columns-repeated="2"/>
          <table:table-cell table:style-name="ce30"/>
          <table:table-cell table:style-name="ce14"/>
          <table:table-cell table:style-name="ce41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0" calcext:value-type="date">
            <text:p>30.3.2021</text:p>
          </table:table-cell>
          <table:table-cell table:style-name="ce8" office:value-type="string" calcext:value-type="string" table:number-columns-spanned="1" table:number-rows-spanned="8">
            <text:p>Meeting 1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table:style-name="ce35" office:value-type="string" calcext:value-type="string" table:number-columns-spanned="1" table:number-rows-spanned="8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Humpolec – nábor do výroby – operátor výroby, skladník, údržbář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Prezentace – Valeo v ČR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0" calcext:value-type="date">
            <text:p>30.3.2021</text:p>
          </table:table-cell>
          <table:covered-table-cell table:style-name="ce8"/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1" calcext:value-type="date">
            <text:p>31.3.2021</text:p>
          </table:table-cell>
          <table:table-cell table:style-name="ce8" office:value-type="string" calcext:value-type="string" table:number-columns-spanned="1" table:number-rows-spanned="7">
            <text:p>Meeting 2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table:style-name="ce35" office:value-type="string" calcext:value-type="string" table:number-columns-spanned="1" table:number-rows-spanned="7">
            <text:p> <text:a xlink:href="https://zoom.us/j/91006896216?pwd=VmNYQW92NHhhb0VWenBaQUFLczFVZz09" xlink:type="simple">https://zoom.us/j/91006896216?pwd=VmNYQW92NHhhb0VWenBaQUFLczFVZ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Prezentace – Valeo v ČR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3-31" calcext:value-type="date">
            <text:p>31.3.2021</text:p>
          </table:table-cell>
          <table:covered-table-cell table:style-name="ce8"/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covered-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4-01" calcext:value-type="date">
            <text:p>1.4.2021</text:p>
          </table:table-cell>
          <table:table-cell table:style-name="ce8" office:value-type="string" calcext:value-type="string" table:number-columns-spanned="1" table:number-rows-spanned="7">
            <text:p>Meeting 3.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Prezentace – Valeo v ČR</text:p>
          </table:table-cell>
          <table:table-cell table:style-name="ce38" office:value-type="string" calcext:value-type="string" table:number-columns-spanned="1" table:number-rows-spanned="7">
            <text:p/>
            <text:p> <text:a xlink:href="https://zoom.us/j/97695093145?pwd=OEM5MUd6d3h6VmkwOFZwNnZpZ3prdz09" xlink:type="simple">https://zoom.us/j/97695093145?pwd=OEM5MUd6d3h6VmkwOFZwNnZpZ3prdz09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4-01" calcext:value-type="date">
            <text:p>1.4.2021</text:p>
          </table:table-cell>
          <table:covered-table-cell table:style-name="ce8"/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covered-table-cell table:style-name="ce38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4-01" calcext:value-type="date">
            <text:p>1.4.2021</text:p>
          </table:table-cell>
          <table:covered-table-cell table:style-name="ce8"/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covered-table-cell table:style-name="ce38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4-01" calcext:value-type="date">
            <text:p>1.4.2021</text:p>
          </table:table-cell>
          <table:covered-table-cell table:style-name="ce8"/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covered-table-cell table:style-name="ce38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4-01" calcext:value-type="date">
            <text:p>1.4.2021</text:p>
          </table:table-cell>
          <table:covered-table-cell table:style-name="ce8"/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covered-table-cell table:style-name="ce38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4-01" calcext:value-type="date">
            <text:p>1.4.2021</text:p>
          </table:table-cell>
          <table:covered-table-cell table:style-name="ce8"/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covered-table-cell table:style-name="ce38"/>
          <table:table-cell table:number-columns-repeated="1016"/>
        </table:table-row>
        <table:table-row table:style-name="ro1">
          <table:table-cell office:value-type="string" calcext:value-type="string">
            <text:p>valeo</text:p>
          </table:table-cell>
          <table:table-cell office:value-type="date" office:date-value="2021-04-01" calcext:value-type="date">
            <text:p>1.4.2021</text:p>
          </table:table-cell>
          <table:covered-table-cell table:style-name="ce8"/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22" office:value-type="string" calcext:value-type="string">
            <text:p>Prezentace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covered-table-cell table:style-name="ce38"/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2">
        <office:forms form:automatic-focus="false" form:apply-design-mode="false"/>
        <table:table-column table:style-name="co8" table:default-cell-style-name="Default"/>
        <table:table-column table:style-name="co5" table:default-cell-style-name="ce7"/>
        <table:table-column table:style-name="co9" table:default-cell-style-name="Default"/>
        <table:table-column table:style-name="co10" table:default-cell-style-name="Default"/>
        <table:table-column table:style-name="co4" table:default-cell-style-name="ce7"/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row table:style-name="ro1">
          <table:table-cell/>
          <table:table-cell table:style-name="ce28" office:value-type="string" calcext:value-type="string">
            <text:p>popis</text:p>
          </table:table-cell>
          <table:table-cell table:number-columns-repeated="2"/>
          <table:table-cell table:style-name="ce28" office:value-type="string" calcext:value-type="string">
            <text:p>typ</text:p>
          </table:table-cell>
          <table:table-cell table:number-columns-repeated="2"/>
          <table:table-cell table:style-name="ce28" office:value-type="string" calcext:value-type="string">
            <text:p>popi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Konzultujte pracovní příležitosti.</text:p>
            <text:p>Těší se na Vás Elizabeth Franková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Konzultujte pracovní příležitosti.</text:p>
            <text:p>Těší se na Vás Elizabeth Franková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Konzultujte pracovní příležitosti.</text:p>
            <text:p>Těší se na Vás Vanda Štěrbová a Kateřina Janků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Konzultujte pracovní příležitosti.</text:p>
            <text:p>Těší se na Vás Vanda Štěrbová a Kateřina Janků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Konzultujte pracovní příležitosti.</text:p>
            <text:p>Těší se na Vás Vanda Štěrbová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Konzultujte pracovní příležitosti.</text:p>
            <text:p>Těší se na Vás Vanda Štěrbová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Individuální kariérové poradenství.</text:p>
            <text:p>Těší se na Vás Vanda Štěrbová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Individuální kariérové poradenství.</text:p>
            <text:p>Těší se na Vás Vanda Štěrbová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Konzultujte pracovní příležitosti.</text:p>
            <text:p>Těší se na Vás Kateřina Janků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Konzultujte pracovní příležitosti.</text:p>
            <text:p>Těší se na Vás Kateřina Janků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Konzultujte pracovní příležitosti.</text:p>
            <text:p>Těší se na Vás Elizabeth Franková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Konzultujte pracovní příležitosti.</text:p>
            <text:p>Těší se na Vás Elizabeth Franková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Individuální kariérové poradenství.</text:p>
            <text:p>Těší se na Vás Vanda Štěrbová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Individuální kariérové poradenství.</text:p>
            <text:p>Těší se na Vás Vanda Štěrbová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Konzultujte pracovní příležitosti.</text:p>
            <text:p>Těší se na Vás Kateřina Janků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Konzultujte pracovní příležitosti.</text:p>
            <text:p>Těší se na Vás Kateřina Janků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Prezentace společnosti.</text:p>
            <text:p>Daikin Industries Czech Republic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rezentace společnosti.</text:p>
            <text:p>Daikin Industries Czech Republi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Kariérní příležitost ve vývojovém oddělení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Kariérní příležitost ve vývojovém oddělení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Prezentace společnosti.</text:p>
            <text:p>Daikin Industries Czech Republic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rezentace společnosti.</text:p>
            <text:p>Daikin Industries Czech Republic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Kariérní příležitost ve výrobním inženýringu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Kariérní příležitost ve výrobním inženýring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Otevřené pracovní pozice s vyšší kvalifikací.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Otevřené pracovní pozice s vyšší kvalifikací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2">
          <table:table-cell office:value-type="string" calcext:value-type="string">
            <text:p>„</text:p>
          </table:table-cell>
          <table:table-cell table:style-name="ce33" office:value-type="string" calcext:value-type="string">
            <text:p>Prezentace společnosti.</text:p>
            <text:p>Daikin Industries Czech Republic.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rezentace společnosti.</text:p>
            <text:p>Daikin Industries Czech Republic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Individuální – zeptejte se na cokoliv našeho HR.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Individuální – zeptejte se na cokoliv našeho HR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Strojní konstrukce – tradiční odvětví v digitální době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Strojní konstrukce – tradiční odvětví v digitální době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Administrativní engineering v nápojovém průmyslu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Administrativní engineering v nápojovém průmysl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Individuální – zeptejte se na cokoliv našeho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Individuální – zeptejte se na cokoliv našeho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Strojní konstrukce – tradiční odvětví v digitální době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Strojní konstrukce – tradiční odvětví v digitální době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Administrativní engineering v nápojovém průmyslu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Administrativní engineering v nápojovém průmysl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5" office:value-type="string" calcext:value-type="string">
            <text:p>Individuální – zeptejte se na cokoliv našeho HR.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5" office:value-type="string" calcext:value-type="string">
            <text:p>Individuální – zeptejte se na cokoliv našeho HR.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Administrativní engineering v nápojovém průmyslu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Administrativní engineering v nápojovém průmysl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Strojní konstrukce – tradiční odvětví v digitální době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Strojní konstrukce – tradiční odvětví v digitální době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4" office:value-type="string" calcext:value-type="string">
            <text:p>Pohovor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konplan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„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mde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„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mde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3">
          <table:table-cell office:value-type="string" calcext:value-type="string">
            <text:p>„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mde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Humpolec – nábor do výroby – operátor výroby, skladník, údržbář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Humpolec – nábor do výroby – operátor výroby, skladník, údržbář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rezentace – Valeo v Č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rezentace – Valeo v Č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rezentace – Valeo v Č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rezentace – Valeo v Č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Prezentace – Valeo v ČR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Prezentace – Valeo v ČR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 =&gt; [</text:p>
          </table:table-cell>
          <table:table-cell office:value-type="string" calcext:value-type="string">
            <text:p>'eventType' =&gt; $this→eventType→getEventType('</text:p>
          </table:table-cell>
          <table:table-cell table:style-name="ce22" office:value-type="string" calcext:value-type="string">
            <text:p>Prezentace</text:p>
          </table:table-cell>
          <table:table-cell office:value-type="string" calcext:value-type="string">
            <text:p>'),</text:p>
          </table:table-cell>
          <table:table-cell office:value-type="string" calcext:value-type="string">
            <text:p>'title' =&gt; 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'perex' =&gt; "“,</text:p>
          </table:table-cell>
          <table:table-cell office:value-type="string" calcext:value-type="string">
            <text:p>'institution' =&gt; ['id' =&gt; '', 'type'=&gt;'', 'name'=&gt;'</text:p>
          </table:table-cell>
          <table:table-cell office:value-type="string" calcext:value-type="string">
            <text:p>valeo</text:p>
          </table:table-cell>
          <table:table-cell office:value-type="string" calcext:value-type="string">
            <text:p>'],</text:p>
          </table:table-cell>
          <table:table-cell office:value-type="string" calcext:value-type="string">
            <text:p>'party' =&gt; '',</text:p>
          </table:table-cell>
          <table:table-cell office:value-type="string" calcext:value-type="string">
            <text:p>],</text:p>
          </table:table-cell>
        </table:table-row>
        <table:table-row table:style-name="ro1" table:number-rows-repeated="104849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st3" table:style-name="ta2">
        <office:forms form:automatic-focus="false" form:apply-design-mode="false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" table:default-cell-style-name="ce17"/>
        <table:table-column table:style-name="co17" table:default-cell-style-name="Default"/>
        <table:table-column table:style-name="co25" table:default-cell-style-name="Default"/>
        <table:table-column table:style-name="co3" table:default-cell-style-name="ce17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6" table:default-cell-style-name="ce36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41" table:default-cell-style-name="Default"/>
        <table:table-column table:style-name="co5" table:default-cell-style-name="ce7"/>
        <table:table-column table:style-name="co42" table:default-cell-style-name="Default"/>
        <table:table-row table:style-name="ro1">
          <table:table-cell table:number-columns-repeated="9"/>
          <table:table-cell table:style-name="ce15" office:value-type="string" calcext:value-type="string">
            <text:p>od</text:p>
          </table:table-cell>
          <table:table-cell table:number-columns-repeated="2"/>
          <table:table-cell table:style-name="ce15" office:value-type="string" calcext:value-type="string">
            <text:p>do</text:p>
          </table:table-cell>
          <table:table-cell table:number-columns-repeated="11"/>
          <table:table-cell table:style-name="ce34" office:value-type="string" calcext:value-type="string">
            <text:p>link</text:p>
          </table:table-cell>
          <table:table-cell table:number-columns-repeated="10"/>
          <table:table-cell table:style-name="ce28" office:value-type="string" calcext:value-type="string">
            <text:p>popis</text:p>
          </table:table-cell>
          <table:table-cell/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63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 <text:a xlink:href="https://zoom.us/j/96068767501?pwd=YktaZ24venRtaThnelNDTHZvUkUzUT09" xlink:type="simple">https://zoom.us/j/96068767501?pwd=YktaZ24venRtaThnelNDTHZvUkUz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Konzultujte pracovní příležitosti.</text:p>
            <text:p>Těší se na Vás Elizabeth Franková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64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6H30M00S" calcext:value-type="time">
            <text:p>16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/text:p>
            <text:p> <text:a xlink:href="https://zoom.us/j/98801845717?pwd=SDBTSHVUeXBCNStselNWNW9pM3JJUT09" xlink:type="simple">https://zoom.us/j/98801845717?pwd=SDBTSHVUeXBCNStselNWNW9pM3JJ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Konzultujte pracovní příležitosti.</text:p>
            <text:p>Těší se na Vás Vanda Štěrbová a Kateřina Janků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6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9546974113?pwd=M2RZdlpEaWdkTUtLQ1lNdlpqV0puUT09" xlink:type="simple">https://zoom.us/j/99546974113?pwd=M2RZdlpEaWdkTUtLQ1lNdlpqV0pu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Konzultujte pracovní příležitosti.</text:p>
            <text:p>Těší se na Vás Vanda Štěrbová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66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9407064825?pwd=WEU4dGZHNUdDSDRtWDlHeEZ0N2NDQT09" xlink:type="simple">https://zoom.us/j/99407064825?pwd=WEU4dGZHNUdDSDRtWDlHeEZ0N2ND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Individuální kariérové poradenství.</text:p>
            <text:p>Těší se na Vás Vanda Štěrbová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67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2921752521?pwd=UFd5S0VvMW40Vk4rZWt2SzlXbzcvZz09" xlink:type="simple">https://zoom.us/j/92921752521?pwd=UFd5S0VvMW40Vk4rZWt2SzlXbzcv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Konzultujte pracovní příležitosti.</text:p>
            <text:p>Těší se na Vás Kateřina Janků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68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> <text:a xlink:href="https://zoom.us/j/94000782413?pwd=VEd1MUxWdmcyWHFlWXJoSUhvOTBpZz09" xlink:type="simple">https://zoom.us/j/94000782413?pwd=VEd1MUxWdmcyWHFlWXJoSUhvOTBp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Konzultujte pracovní příležitosti.</text:p>
            <text:p>Těší se na Vás Elizabeth Franková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69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> <text:a xlink:href="https://zoom.us/j/96009804919?pwd=Tm1jT2I3cm9lMllBMHJUOGUxN0pFdz09" xlink:type="simple">https://zoom.us/j/96009804919?pwd=Tm1jT2I3cm9lMllBMHJUOGUxN0pF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Individuální kariérové poradenství.</text:p>
            <text:p>Těší se na Vás Vanda Štěrbová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7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> <text:a xlink:href="https://zoom.us/j/94525283912?pwd=cVFWZzNBOEhRNG1ieUxhb3NNYzRHQT09" xlink:type="simple">https://zoom.us/j/94525283912?pwd=cVFWZzNBOEhRNG1ieUxhb3NNYzRH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Konzultujte pracovní příležitosti.</text:p>
            <text:p>Těší se na Vás Kateřina Janků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7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3962619978?pwd=elo5VEEzYit3RWFDWk5SaG5qTWE3QT09" xlink:type="simple">https://zoom.us/j/93962619978?pwd=elo5VEEzYit3RWFDWk5SaG5qTWE3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rezentace společnosti.</text:p>
            <text:p>Daikin Industries Czech Republic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7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2" office:value-type="string" calcext:value-type="string">
            <text:p> <text:a xlink:href="https://zoom.us/j/93962619978?pwd=elo5VEEzYit3RWFDWk5SaG5qTWE3QT09" xlink:type="simple">https://zoom.us/j/93962619978?pwd=elo5VEEzYit3RWFDWk5SaG5qTWE3QT09</text:a><text:span text:style-name="T1"> </text:span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73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6H30M00S" calcext:value-type="time">
            <text:p>16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2" office:value-type="string" calcext:value-type="string">
            <text:p> <text:a xlink:href="https://zoom.us/j/93962619978?pwd=elo5VEEzYit3RWFDWk5SaG5qTWE3QT09" xlink:type="simple">https://zoom.us/j/93962619978?pwd=elo5VEEzYit3RWFDWk5SaG5qTWE3QT09</text:a><text:span text:style-name="T1"> </text:span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Kariérní příležitost ve vývojovém oddělení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74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6H30M00S" calcext:value-type="time">
            <text:p>16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8H00M00S" calcext:value-type="time">
            <text:p>18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2" office:value-type="string" calcext:value-type="string">
            <text:p> <text:a xlink:href="https://zoom.us/j/93962619978?pwd=elo5VEEzYit3RWFDWk5SaG5qTWE3QT09" xlink:type="simple">https://zoom.us/j/93962619978?pwd=elo5VEEzYit3RWFDWk5SaG5qTWE3QT09</text:a><text:span text:style-name="T1"> </text:span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7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4558041514?pwd=NXRmVjJ4Qkx4aUhaWmNndkhUYkZhQT09" xlink:type="simple">https://zoom.us/j/94558041514?pwd=NXRmVjJ4Qkx4aUhaWmNndkhUYkZh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rezentace společnosti.</text:p>
            <text:p>Daikin Industries Czech Republic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76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4691697163?pwd=MkNBbVRKVFFCTTdySUoyaGVoYTZ6QT09" xlink:type="simple">https://zoom.us/j/94691697163?pwd=MkNBbVRKVFFCTTdySUoyaGVoYTZ6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77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6H30M00S" calcext:value-type="time">
            <text:p>16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4691697163?pwd=MkNBbVRKVFFCTTdySUoyaGVoYTZ6QT09" xlink:type="simple">https://zoom.us/j/94691697163?pwd=MkNBbVRKVFFCTTdySUoyaGVoYTZ6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Kariérní příležitost ve výrobním inženýringu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78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6H30M00S" calcext:value-type="time">
            <text:p>16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8H00M00S" calcext:value-type="time">
            <text:p>18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4691697163?pwd=MkNBbVRKVFFCTTdySUoyaGVoYTZ6QT09" xlink:type="simple">https://zoom.us/j/94691697163?pwd=MkNBbVRKVFFCTTdySUoyaGVoYTZ6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79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0H30M00S" calcext:value-type="time">
            <text:p>10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/>
            <text:p> <text:a xlink:href="https://zoom.us/j/96702867622?pwd=YTMxeGRlbjhjKzRRV0o5L3pLOXdPdz09" xlink:type="simple">https://zoom.us/j/96702867622?pwd=YTMxeGRlbjhjKzRRV0o5L3pLOXdP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Otevřené pracovní pozice s vyšší kvalifikací.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8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30M00S" calcext:value-type="time">
            <text:p>10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/>
            <text:p> <text:a xlink:href="https://zoom.us/j/96702867622?pwd=YTMxeGRlbjhjKzRRV0o5L3pLOXdPdz09" xlink:type="simple">https://zoom.us/j/96702867622?pwd=YTMxeGRlbjhjKzRRV0o5L3pLOXdP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Prezentace společnosti.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8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6190474866?pwd=a09Ya3N6MlhoeHc1T2NjakVhT3FZUT09" xlink:type="simple">https://zoom.us/j/96190474866?pwd=a09Ya3N6MlhoeHc1T2NjakVhT3FZ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rezentace společnosti.</text:p>
            <text:p>Daikin Industries Czech Republic.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8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0H30M00S" calcext:value-type="time">
            <text:p>10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> <text:a xlink:href="https://zoom.us/j/94243501239?pwd=ak1SRTdqZDRtczlBTWsyRGtuK0Fjdz09" xlink:type="simple">https://zoom.us/j/94243501239?pwd=ak1SRTdqZDRtczlBTWsyRGtuK0Fj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83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30M00S" calcext:value-type="time">
            <text:p>10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1H30M00S" calcext:value-type="time">
            <text:p>11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9786446722?pwd=YjVEbWdHcytYTFM0Z3JPVU5yNEl1UT09" xlink:type="simple">https://zoom.us/j/99786446722?pwd=YjVEbWdHcytYTFM0Z3JPVU5yNEl1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Individuální – zeptejte se na cokoliv našeho HR.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84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1H30M00S" calcext:value-type="time">
            <text:p>11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7728686928?pwd=UVFuVWtjZUlNWE1VNEFpNUZTM2lPUT09" xlink:type="simple">https://zoom.us/j/97728686928?pwd=UVFuVWtjZUlNWE1VNEFpNUZTM2lP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8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9340363225?pwd=N0FXZVpuUU93Szdod2UxK2lkaHdPdz09" xlink:type="simple">https://zoom.us/j/99340363225?pwd=N0FXZVpuUU93Szdod2UxK2lkaHdP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86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3H30M00S" calcext:value-type="time">
            <text:p>13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9340363225?pwd=N0FXZVpuUU93Szdod2UxK2lkaHdPdz09" xlink:type="simple">https://zoom.us/j/99340363225?pwd=N0FXZVpuUU93Szdod2UxK2lkaHdP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87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30M00S" calcext:value-type="time">
            <text:p>13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> <text:a xlink:href="https://zoom.us/j/99630370335?pwd=ZU1ZdzZPR0N5WDN3WXhxS1FYb1k4UT09" xlink:type="simple">https://zoom.us/j/99630370335?pwd=ZU1ZdzZPR0N5WDN3WXhxS1FYb1k4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Strojní konstrukce – tradiční odvětví v digitální době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88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1598816005?pwd=QlhId0xoYytyVjVyM1F0VzlwamJLdz09" xlink:type="simple">https://zoom.us/j/91598816005?pwd=QlhId0xoYytyVjVyM1F0VzlwamJL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89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30M00S" calcext:value-type="time">
            <text:p>15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1598816005?pwd=QlhId0xoYytyVjVyM1F0VzlwamJLdz09" xlink:type="simple">https://zoom.us/j/91598816005?pwd=QlhId0xoYytyVjVyM1F0VzlwamJL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9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30M00S" calcext:value-type="time">
            <text:p>15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3701014840?pwd=bDBJbEtLWHRPVDhsZWNiNUJVOS85Zz09" xlink:type="simple">https://zoom.us/j/93701014840?pwd=bDBJbEtLWHRPVDhsZWNiNUJVOS85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Administrativní engineering v nápojovém průmyslu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9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4861112451?pwd=Q3RmSS94Yk1FM0gwak5ZZDNkV1VMdz09" xlink:type="simple">https://zoom.us/j/94861112451?pwd=Q3RmSS94Yk1FM0gwak5ZZDNkV1VM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9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8H00M00S" calcext:value-type="time">
            <text:p>18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4861112451?pwd=Q3RmSS94Yk1FM0gwak5ZZDNkV1VMdz09" xlink:type="simple">https://zoom.us/j/94861112451?pwd=Q3RmSS94Yk1FM0gwak5ZZDNkV1VM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93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0H30M00S" calcext:value-type="time">
            <text:p>10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> <text:a xlink:href="https://zoom.us/j/98024358835?pwd=M1NJbXdGd0k0bUpHaXVVRll2UksyQT09" xlink:type="simple">https://zoom.us/j/98024358835?pwd=M1NJbXdGd0k0bUpHaXVVRll2Uksy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94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30M00S" calcext:value-type="time">
            <text:p>10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1H30M00S" calcext:value-type="time">
            <text:p>11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2061356857?pwd=ZjUvVDlNQnMvemZGMi9UU25EUUt0dz09" xlink:type="simple">https://zoom.us/j/92061356857?pwd=ZjUvVDlNQnMvemZGMi9UU25EUUt0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Individuální – zeptejte se na cokoliv našeho H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9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1H30M00S" calcext:value-type="time">
            <text:p>11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<text:a xlink:href="https://zoom.us/j/98358474632?pwd=NlgwOWJqOTNjbjUybHBJUDloVC9PUT09" xlink:type="simple">https://zoom.us/j/98358474632?pwd=NlgwOWJqOTNjbjUybHBJUDloVC9P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Strojní konstrukce – tradiční odvětví v digitální době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96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<text:a xlink:href="https://zoom.us/j/96536922209?pwd=OHJzRHlVeHRnUzFOSGFqY2xyWEdpdz09" xlink:type="simple">https://zoom.us/j/96536922209?pwd=OHJzRHlVeHRnUzFOSGFqY2xyWEdp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97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3H30M00S" calcext:value-type="time">
            <text:p>13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<text:a xlink:href="https://zoom.us/j/96536922209?pwd=OHJzRHlVeHRnUzFOSGFqY2xyWEdpdz09" xlink:type="simple">https://zoom.us/j/96536922209?pwd=OHJzRHlVeHRnUzFOSGFqY2xyWEdp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98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30M00S" calcext:value-type="time">
            <text:p>13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9469402866?pwd=S3pnNEM4Q0tCMlpldGNQSi9aMkFoUT09" xlink:type="simple">https://zoom.us/j/99469402866?pwd=S3pnNEM4Q0tCMlpldGNQSi9aMkFo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Administrativní engineering v nápojovém průmyslu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099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6739069034?pwd=SUYxeUhsSCtyRUNlNkVRQnA5SWtrdz09" xlink:type="simple">https://zoom.us/j/96739069034?pwd=SUYxeUhsSCtyRUNlNkVRQnA5SWtr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30M00S" calcext:value-type="time">
            <text:p>15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6739069034?pwd=SUYxeUhsSCtyRUNlNkVRQnA5SWtrdz09" xlink:type="simple">https://zoom.us/j/96739069034?pwd=SUYxeUhsSCtyRUNlNkVRQnA5SWtr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0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30M00S" calcext:value-type="time">
            <text:p>15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3032194928?pwd=VXNOUnhuUVM1bkc2L05oWnduYklHUT09" xlink:type="simple">https://zoom.us/j/93032194928?pwd=VXNOUnhuUVM1bkc2L05oWnduYklH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0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1688765654?pwd=Z1YwTzU4Nmk2Ukx5YnJpUnFQNG56QT09" xlink:type="simple">https://zoom.us/j/91688765654?pwd=Z1YwTzU4Nmk2Ukx5YnJpUnFQNG56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03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8H00M00S" calcext:value-type="time">
            <text:p>18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1688765654?pwd=Z1YwTzU4Nmk2Ukx5YnJpUnFQNG56QT09" xlink:type="simple">https://zoom.us/j/91688765654?pwd=Z1YwTzU4Nmk2Ukx5YnJpUnFQNG56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04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0H30M00S" calcext:value-type="time">
            <text:p>10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> <text:a xlink:href="https://zoom.us/j/99659532600?pwd=d3JiT3lmN09oU3VHRmZUL29OM0hHdz09" xlink:type="simple">https://zoom.us/j/99659532600?pwd=d3JiT3lmN09oU3VHRmZUL29OM0hH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Konplan – digitalizace nápojového průmyslu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0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30M00S" calcext:value-type="time">
            <text:p>10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1H30M00S" calcext:value-type="time">
            <text:p>11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> <text:a xlink:href="https://zoom.us/j/91432145472?pwd=dGVVOTJlS0ZDNGlxTWZ2V3FOcVBEZz09" xlink:type="simple">https://zoom.us/j/91432145472?pwd=dGVVOTJlS0ZDNGlxTWZ2V3FOcVBE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5" office:value-type="string" calcext:value-type="string">
            <text:p>Individuální – zeptejte se na cokoliv našeho HR.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06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1H30M00S" calcext:value-type="time">
            <text:p>11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3892547469?pwd=VFJtRm1UVGt3QW9SMUdMODdTK3l1UT09" xlink:type="simple">https://zoom.us/j/93892547469?pwd=VFJtRm1UVGt3QW9SMUdMODdTK3l1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Administrativní engineering v nápojovém průmyslu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07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> <text:a xlink:href="https://zoom.us/j/99301592176?pwd=NWMzYWVTdHUvV2Y0bWR6Q3NqNkcyUT09" xlink:type="simple">https://zoom.us/j/99301592176?pwd=NWMzYWVTdHUvV2Y0bWR6Q3NqNkcy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obavte se se zástupci administrativní části a H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08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3H30M00S" calcext:value-type="time">
            <text:p>13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> <text:a xlink:href="https://zoom.us/j/99301592176?pwd=NWMzYWVTdHUvV2Y0bWR6Q3NqNkcyUT09" xlink:type="simple">https://zoom.us/j/99301592176?pwd=NWMzYWVTdHUvV2Y0bWR6Q3NqNkcy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09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30M00S" calcext:value-type="time">
            <text:p>13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> <text:a xlink:href="https://zoom.us/j/96399405297?pwd=N3k5djF4VzRCLzFUV0U3M0R5UzZrUT09" xlink:type="simple">https://zoom.us/j/96399405297?pwd=N3k5djF4VzRCLzFUV0U3M0R5UzZr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Elektrokonstrukce a softwarová hi-tech řešení v nápojovém průmyslu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1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2879612649?pwd=WkdMUnZ3YW5hYUZ4UUdFM09QbjJCdz09" xlink:type="simple">https://zoom.us/j/92879612649?pwd=WkdMUnZ3YW5hYUZ4UUdFM09QbjJC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obavte se se zástupci elektro projektování a HR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1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30M00S" calcext:value-type="time">
            <text:p>15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2879612649?pwd=WkdMUnZ3YW5hYUZ4UUdFM09QbjJCdz09" xlink:type="simple">https://zoom.us/j/92879612649?pwd=WkdMUnZ3YW5hYUZ4UUdFM09QbjJC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1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30M00S" calcext:value-type="time">
            <text:p>15: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6786347397?pwd=Y011WHdHS2JOTXdWTWhSNC9pdkhRZz09" xlink:type="simple">https://zoom.us/j/96786347397?pwd=Y011WHdHS2JOTXdWTWhSNC9pdkhR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Strojní konstrukce – tradiční odvětví v digitální době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13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9430160201?pwd=Q2VkWTRKU2VyU05LSFgyQTBLLy9Ldz09" xlink:type="simple">https://zoom.us/j/99430160201?pwd=Q2VkWTRKU2VyU05LSFgyQTBLLy9L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obavte se se zástupci strojní konstrukce a HR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14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8H00M00S" calcext:value-type="time">
            <text:p>18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8" office:value-type="string" calcext:value-type="string">
            <text:p/>
            <text:p> <text:a xlink:href="https://zoom.us/j/99430160201?pwd=Q2VkWTRKU2VyU05LSFgyQTBLLy9Ldz09" xlink:type="simple">https://zoom.us/j/99430160201?pwd=Q2VkWTRKU2VyU05LSFgyQTBLLy9L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Zeptejte se na cokoliv našeho HR</text:p>
          </table:table-cell>
          <table:table-cell office:value-type="string" calcext:value-type="string">
            <text:p>"),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1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8H00M00S" calcext:value-type="time">
            <text:p>18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2767182030?pwd=ckJSN0RmMjRkV2phQm5IQWpVR0tnQT09" xlink:type="simple">https://zoom.us/j/92767182030?pwd=ckJSN0RmMjRkV2phQm5IQWpVR0tn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office:value-type="string" calcext:value-type="string">
            <text:p>"),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16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8H00M00S" calcext:value-type="time">
            <text:p>18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1481458749?pwd=SHgwVElZeituZlhaSERMWjFVb2dmQT09" xlink:type="simple">https://zoom.us/j/91481458749?pwd=SHgwVElZeituZlhaSERMWjFVb2dmQ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office:value-type="string" calcext:value-type="string">
            <text:p>"),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17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8H00M00S" calcext:value-type="time">
            <text:p>18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> <text:a xlink:href="https://zoom.us/j/93196667433?pwd=WmJVRTBPNWdhdzIrZmFWTk43Y1l1dz09" xlink:type="simple">https://zoom.us/j/93196667433?pwd=WmJVRTBPNWdhdzIrZmFWTk43Y1l1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rezentace společnosti. </text:p>
            <text:p>Vstupte, rádi poskytneme aktuální informace o pracovních příležitostech v MD Elektronik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18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1H00M00S" calcext:value-type="time">
            <text:p>11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19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1H00M00S" calcext:value-type="time">
            <text:p>11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2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Humpolec – nábor do výroby – operátor výroby, skladník, údržbář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2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23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rezentace – Valeo v ČR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24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2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0" calcext:value-type="date">
            <text:p>30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8H00M00S" calcext:value-type="time">
            <text:p>18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/>
            <text:p> <text:a xlink:href="https://zoom.us/j/98912695684?pwd=MUl1N1RnQU9PcXdCdjgrZ214RHdEUT09" xlink:type="simple">https://zoom.us/j/98912695684?pwd=MUl1N1RnQU9PcXdCdjgrZ214RHdEUT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26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1H00M00S" calcext:value-type="time">
            <text:p>11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1006896216?pwd=VmNYQW92NHhhb0VWenBaQUFLczFVZz09" xlink:type="simple">https://zoom.us/j/91006896216?pwd=VmNYQW92NHhhb0VWenBaQUFLczFV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27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1H00M00S" calcext:value-type="time">
            <text:p>11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1006896216?pwd=VmNYQW92NHhhb0VWenBaQUFLczFVZz09" xlink:type="simple">https://zoom.us/j/91006896216?pwd=VmNYQW92NHhhb0VWenBaQUFLczFV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28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1006896216?pwd=VmNYQW92NHhhb0VWenBaQUFLczFVZz09" xlink:type="simple">https://zoom.us/j/91006896216?pwd=VmNYQW92NHhhb0VWenBaQUFLczFV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29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1006896216?pwd=VmNYQW92NHhhb0VWenBaQUFLczFVZz09" xlink:type="simple">https://zoom.us/j/91006896216?pwd=VmNYQW92NHhhb0VWenBaQUFLczFV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3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1006896216?pwd=VmNYQW92NHhhb0VWenBaQUFLczFVZz09" xlink:type="simple">https://zoom.us/j/91006896216?pwd=VmNYQW92NHhhb0VWenBaQUFLczFV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3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1006896216?pwd=VmNYQW92NHhhb0VWenBaQUFLczFVZz09" xlink:type="simple">https://zoom.us/j/91006896216?pwd=VmNYQW92NHhhb0VWenBaQUFLczFV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rezentace – Valeo v ČR</text:p>
          </table:table-cell>
          <table:table-cell office:value-type="string" calcext:value-type="string">
            <text:p>"),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32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3-31" calcext:value-type="date">
            <text:p>31.3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5" office:value-type="string" calcext:value-type="string">
            <text:p> <text:a xlink:href="https://zoom.us/j/91006896216?pwd=VmNYQW92NHhhb0VWenBaQUFLczFVZz09" xlink:type="simple">https://zoom.us/j/91006896216?pwd=VmNYQW92NHhhb0VWenBaQUFLczFVZ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33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0H00M00S" calcext:value-type="time">
            <text:p>10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1H00M00S" calcext:value-type="time">
            <text:p>11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/>
            <text:p> <text:a xlink:href="https://zoom.us/j/97695093145?pwd=OEM5MUd6d3h6VmkwOFZwNnZpZ3prdz09" xlink:type="simple">https://zoom.us/j/97695093145?pwd=OEM5MUd6d3h6VmkwOFZwNnZpZ3pr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Prezentace – Valeo v ČR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34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1H00M00S" calcext:value-type="time">
            <text:p>11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/>
            <text:p> <text:a xlink:href="https://zoom.us/j/97695093145?pwd=OEM5MUd6d3h6VmkwOFZwNnZpZ3prdz09" xlink:type="simple">https://zoom.us/j/97695093145?pwd=OEM5MUd6d3h6VmkwOFZwNnZpZ3pr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35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2H00M00S" calcext:value-type="time">
            <text:p>12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/>
            <text:p> <text:a xlink:href="https://zoom.us/j/97695093145?pwd=OEM5MUd6d3h6VmkwOFZwNnZpZ3prdz09" xlink:type="simple">https://zoom.us/j/97695093145?pwd=OEM5MUd6d3h6VmkwOFZwNnZpZ3pr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36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3H00M00S" calcext:value-type="time">
            <text:p>13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/>
            <text:p> <text:a xlink:href="https://zoom.us/j/97695093145?pwd=OEM5MUd6d3h6VmkwOFZwNnZpZ3prdz09" xlink:type="simple">https://zoom.us/j/97695093145?pwd=OEM5MUd6d3h6VmkwOFZwNnZpZ3pr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Žebrák – nábor do výroby – operátor výroby, skladník, údržbář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37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4H00M00S" calcext:value-type="time">
            <text:p>14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/>
            <text:p> <text:a xlink:href="https://zoom.us/j/97695093145?pwd=OEM5MUd6d3h6VmkwOFZwNnZpZ3prdz09" xlink:type="simple">https://zoom.us/j/97695093145?pwd=OEM5MUd6d3h6VmkwOFZwNnZpZ3pr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38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5H00M00S" calcext:value-type="time">
            <text:p>15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/>
            <text:p> <text:a xlink:href="https://zoom.us/j/97695093145?pwd=OEM5MUd6d3h6VmkwOFZwNnZpZ3prdz09" xlink:type="simple">https://zoom.us/j/97695093145?pwd=OEM5MUd6d3h6VmkwOFZwNnZpZ3pr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Rakovník – nábor do výroby – operátor výroby, skladník, údržbář</text:p>
          </table:table-cell>
          <table:table-cell office:value-type="string" calcext:value-type="string">
            <text:p>"),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'eventId' =&gt; '</text:p>
          </table:table-cell>
          <table:table-cell office:value-type="string" calcext:value-type="string">
            <text:p>event_id_139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published' =&gt; '1',</text:p>
          </table:table-cell>
          <table:table-cell office:value-type="string" calcext:value-type="string">
            <text:p>'timelinePoint' =&gt; '</text:p>
          </table:table-cell>
          <table:table-cell office:value-type="date" office:date-value="2021-04-01" calcext:value-type="date">
            <text:p>1.4.2021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startTime' =&gt; '</text:p>
          </table:table-cell>
          <table:table-cell table:style-name="ce16" office:value-type="time" office:time-value="PT16H00M00S" calcext:value-type="time">
            <text:p>16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endTime' =&gt; '</text:p>
          </table:table-cell>
          <table:table-cell table:style-name="ce16" office:value-type="time" office:time-value="PT17H00M00S" calcext:value-type="time">
            <text:p>17:00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'linkButtonEnroll' =&gt; [</text:p>
          </table:table-cell>
          <table:table-cell office:value-type="string" calcext:value-type="string">
            <text:p>'showEnroll' =&gt; 1,</text:p>
          </table:table-cell>
          <table:table-cell office:value-type="string" calcext:value-type="string">
            <text:p>'linkButtonAttributes' =&gt; $this-&gt;linkButtonAttributesPrihlasit +</text:p>
          </table:table-cell>
          <table:table-cell office:value-type="string" calcext:value-type="string">
            <text:p>[],</text:p>
          </table:table-cell>
          <table:table-cell office:value-type="string" calcext:value-type="string">
            <text:p>'linkButtonText' =&gt; $this→linkButtonTextPrihlas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Enter' =&gt; [</text:p>
          </table:table-cell>
          <table:table-cell office:value-type="string" calcext:value-type="string">
            <text:p>'showEnter' =&gt; 1,</text:p>
          </table:table-cell>
          <table:table-cell office:value-type="string" calcext:value-type="string">
            <text:p>'linkButtonAttributes' =&gt; $this-&gt;linkButtonAttributesVstoupit +</text:p>
          </table:table-cell>
          <table:table-cell office:value-type="string" calcext:value-type="string">
            <text:p>['href' =&gt; "</text:p>
          </table:table-cell>
          <table:table-cell table:style-name="ce38" office:value-type="string" calcext:value-type="string">
            <text:p/>
            <text:p> <text:a xlink:href="https://zoom.us/j/97695093145?pwd=OEM5MUd6d3h6VmkwOFZwNnZpZ3prdz09" xlink:type="simple">https://zoom.us/j/97695093145?pwd=OEM5MUd6d3h6VmkwOFZwNnZpZ3prdz09</text:a></text:p>
          </table:table-cell>
          <table:table-cell office:value-type="string" calcext:value-type="string">
            <text:p>"],</text:p>
          </table:table-cell>
          <table:table-cell office:value-type="string" calcext:value-type="string">
            <text:p>'linkButtonText' =&gt; $this-&gt;linkButtonTextVstoupi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'linkButtonVideo' =&gt; [</text:p>
          </table:table-cell>
          <table:table-cell office:value-type="string" calcext:value-type="string">
            <text:p>'showVideo' =&gt; 1,</text:p>
          </table:table-cell>
          <table:table-cell office:value-type="string" calcext:value-type="string">
            <text:p>'linkButtonAttributes' =&gt; $this-&gt;linkButtonAttributesZhlednout +</text:p>
          </table:table-cell>
          <table:table-cell office:value-type="string" calcext:value-type="string">
            <text:p>['href' =&gt; ""],</text:p>
          </table:table-cell>
          <table:table-cell office:value-type="string" calcext:value-type="string">
            <text:p>'linkButtonText' =&gt; $this-&gt;linkButtonTextZhlednout</text:p>
          </table:table-cell>
          <table:table-cell office:value-type="string" calcext:value-type="string">
            <text:p>],</text:p>
          </table:table-cell>
          <table:table-cell office:value-type="string" calcext:value-type="string">
            <text:p>] + $this-&gt;eventContent-&gt;getEventContent("</text:p>
          </table:table-cell>
          <table:table-cell table:style-name="ce33" office:value-type="string" calcext:value-type="string">
            <text:p>Valeo – pracovní příležitosti pro techniky, inženýry a vývojáře</text:p>
          </table:table-cell>
          <table:table-cell office:value-type="string" calcext:value-type="string">
            <text:p>"),</text:p>
          </table:table-cell>
        </table:table-row>
        <table:table-row table:style-name="ro1" table:number-rows-repeated="1048497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 number:title="Definované uživatelem">
      <number:day/>
      <number:text>.</number:text>
      <number:month/>
      <number:text>.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499cm" fo:margin-bottom="1.499cm" fo:margin-left="1.499cm" fo:margin-right="1.499cm" style:scale-to="74%" style:writing-mode="lr-tb"/>
      <style:header-style>
        <style:header-footer-properties fo:min-height="0.75cm" fo:margin-left="0.4cm" fo:margin-right="0.4cm" fo:margin-bottom="0.25cm"/>
      </style:header-style>
      <style:footer-style>
        <style:header-footer-properties fo:min-height="0.75cm" fo:margin-left="0.4cm" fo:margin-right="0.4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.00.0000</text:date>, <text:time style:data-style-name="N2" text:time-value="19:05:02.513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ánka </text:span><text:span text:style-name="MT1"><text:page-number>1</text:page-number></text:span></text:p>
      </style:footer>
      <style:footer-left style:display="false">
        <text:p><text:span text:style-name="MT1">Stránk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9T09:24:11.868000000</meta:creation-date>
    <dc:date>2021-03-29T21:39:23.161000000</dc:date>
    <meta:print-date>2021-03-29T12:47:05.633000000</meta:print-date>
    <meta:editing-cycles>24</meta:editing-cycles>
    <meta:editing-duration>PT3H21M42S</meta:editing-duration>
    <meta:generator>LibreOffice/6.4.4.2$Windows_X86_64 LibreOffice_project/3d775be2011f3886db32dfd395a6a6d1ca2630ff</meta:generator>
    <meta:document-statistic meta:table-count="3" meta:cell-count="4567" meta:object-count="0"/>
  </office:meta>
</office:document-meta>
</file>